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12" style:family="paragraph" style:parent-style-name="Standard" style:list-style-name="L5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5" style:family="paragraph" style:parent-style-name="Standard" style:list-style-name="L6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7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9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23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24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2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6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8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2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30" style:family="paragraph" style:parent-style-name="Standard">
      <style:paragraph-properties fo:margin-top="0.0398in" fo:margin-bottom="0.0398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1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2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35" style:family="paragraph" style:parent-style-name="Standard">
      <style:paragraph-properties fo:margin-top="0.0398in" fo:margin-bottom="0.0398in" loext:contextual-spacing="false" fo:line-height="0.1799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36" style:family="paragraph" style:parent-style-name="Standard">
      <style:paragraph-properties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37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.1189in" fo:margin-bottom="0.1189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39" style:family="paragraph" style:parent-style-name="Standard">
      <style:paragraph-properties fo:margin-top="0.1189in" fo:margin-bottom="0.1189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40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1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2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3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46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47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1" style:family="paragraph">
      <loext:graphic-properties draw:fill="none"/>
      <style:paragraph-properties fo:text-align="center"/>
    </style:style>
    <style:style style:name="P52" style:family="paragraph">
      <loext:graphic-properties draw:fill="none"/>
    </style:style>
    <style:style style:name="P53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6aab4" style:font-name-complex="Arial1"/>
    </style:style>
    <style:style style:name="T4" style:family="text">
      <style:text-properties style:font-name="Arial1" officeooo:rsid="082fac51" style:font-name-complex="Arial1"/>
    </style:style>
    <style:style style:name="T5" style:family="text">
      <style:text-properties style:font-name="Arial1" officeooo:rsid="0011e4db" style:font-name-complex="Arial1"/>
    </style:style>
    <style:style style:name="T6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7" style:family="text">
      <style:text-properties style:font-name="Arial1" fo:font-size="9pt" officeooo:rsid="02e24ff3" style:font-size-asian="9pt" style:font-size-complex="9pt"/>
    </style:style>
    <style:style style:name="T8" style:family="text">
      <style:text-properties style:font-name="Arial1" fo:font-size="9pt" officeooo:rsid="077fdb0c" style:font-size-asian="9pt" style:font-size-complex="9pt"/>
    </style:style>
    <style:style style:name="T9" style:family="text">
      <style:text-properties style:font-name="Arial1" fo:font-size="9pt" officeooo:rsid="02df8f7e" style:font-size-asian="9pt" style:font-size-complex="9pt"/>
    </style:style>
    <style:style style:name="T10" style:family="text">
      <style:text-properties fo:font-size="8pt" officeooo:rsid="088bc3b2" style:font-size-asian="8pt" style:font-size-complex="8pt"/>
    </style:style>
    <style:style style:name="T11" style:family="text">
      <style:text-properties fo:font-size="8pt" officeooo:rsid="088d7551" style:font-size-asian="8pt" style:font-size-complex="8pt"/>
    </style:style>
    <style:style style:name="T12" style:family="text">
      <style:text-properties style:font-name="Pyidaungsu" fo:font-size="6pt" officeooo:rsid="01b3066c" style:font-size-asian="6pt" style:font-size-complex="6pt"/>
    </style:style>
    <style:style style:name="T13" style:family="text">
      <style:text-properties style:font-name="Pyidaungsu" officeooo:rsid="077fdb0c" style:font-name-complex="Pyidaungsu"/>
    </style:style>
    <style:style style:name="T14" style:family="text">
      <style:text-properties style:font-name="Pyidaungsu" officeooo:rsid="02df8f7e" style:font-name-complex="Pyidaungsu"/>
    </style:style>
    <style:style style:name="T15" style:family="text">
      <style:text-properties style:font-name="Pyidaungsu" officeooo:rsid="02e24ff3" style:font-name-complex="Pyidaungsu"/>
    </style:style>
    <style:style style:name="T16" style:family="text">
      <style:text-properties style:font-name="Pyidaungsu" fo:font-size="9pt" officeooo:rsid="077fdb0c" style:font-size-asian="9pt" style:font-name-complex="Pyidaungsu" style:font-size-complex="9pt"/>
    </style:style>
    <style:style style:name="T17" style:family="text">
      <style:text-properties style:font-name="Pyidaungsu" fo:font-size="9pt" officeooo:rsid="02df8f7e" style:font-size-asian="9pt" style:font-name-complex="Pyidaungsu" style:font-size-complex="9pt"/>
    </style:style>
    <style:style style:name="T18" style:family="text">
      <style:text-properties style:font-name="Pyidaungsu" fo:font-size="9pt" officeooo:rsid="02e24ff3" style:font-size-asian="9pt" style:font-name-complex="Pyidaungsu" style:font-size-complex="9pt"/>
    </style:style>
    <style:style style:name="T19" style:family="text">
      <style:text-properties style:font-name="Pyidaungsu" fo:font-size="10pt" officeooo:rsid="077fdb0c" style:font-size-asian="10pt" style:font-name-complex="Pyidaungsu" style:font-size-complex="10pt"/>
    </style:style>
    <style:style style:name="T20" style:family="text">
      <style:text-properties style:font-name="Pyidaungsu" fo:font-size="10pt" officeooo:rsid="02df8f7e" style:font-size-asian="10pt" style:font-name-complex="Pyidaungsu" style:font-size-complex="10pt"/>
    </style:style>
    <style:style style:name="T21" style:family="text">
      <style:text-properties style:font-name="Pyidaungsu" fo:font-size="10pt" officeooo:rsid="02e24ff3" style:font-size-asian="10pt" style:font-name-complex="Pyidaungsu" style:font-size-complex="10pt"/>
    </style:style>
    <style:style style:name="T22" style:family="text">
      <style:text-properties officeooo:rsid="01b3066c"/>
    </style:style>
    <style:style style:name="T23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style:font-name="Pyidaungsu1"/>
    </style:style>
    <style:style style:name="T30" style:family="text">
      <style:text-properties officeooo:rsid="088fed90" style:font-size-asian="6pt"/>
    </style:style>
    <style:style style:name="T31" style:family="text">
      <style:text-properties style:font-name="Pyidaungsu" officeooo:rsid="00124150" style:font-name-complex="Pyidaungsu"/>
    </style:style>
    <style:style style:name="T32" style:family="text">
      <style:text-properties style:font-name="Pyidaungsu" officeooo:rsid="0016aab4" style:font-name-complex="Pyidaungsu"/>
    </style:style>
    <style:style style:name="T33" style:family="text">
      <style:text-properties style:font-name="Pyidaungsu" officeooo:rsid="082938f6" style:font-name-complex="Pyidaungsu"/>
    </style:style>
    <style:style style:name="T34" style:family="text">
      <style:text-properties officeooo:rsid="06fb2665" style:font-name-complex="Pyidaungsu"/>
    </style:style>
    <style:style style:name="T35" style:family="text">
      <style:text-properties officeooo:rsid="06fb2665"/>
    </style:style>
    <style:style style:name="T36" style:family="text">
      <style:text-properties officeooo:rsid="0011e4db"/>
    </style:style>
    <style:style style:name="T37" style:family="text">
      <style:text-properties officeooo:rsid="00124150"/>
    </style:style>
    <style:style style:name="T38" style:family="text">
      <style:text-properties officeooo:rsid="082938f6"/>
    </style:style>
    <style:style style:name="T39" style:family="text">
      <style:text-properties officeooo:rsid="0016aab4"/>
    </style:style>
    <style:style style:name="T40" style:family="text">
      <style:text-properties fo:font-size="9pt" officeooo:rsid="077fdb0c" style:font-size-asian="9pt" style:font-size-complex="9pt"/>
    </style:style>
    <style:style style:name="T41" style:family="text">
      <style:text-properties fo:font-size="9pt" officeooo:rsid="02df8f7e" style:font-size-asian="9pt" style:font-size-complex="9pt"/>
    </style:style>
    <style:style style:name="T42" style:family="text">
      <style:text-properties fo:font-size="9pt" officeooo:rsid="02e24ff3" style:font-size-asian="9pt" style:font-size-complex="9pt"/>
    </style:style>
    <style:style style:name="T43" style:family="text">
      <style:text-properties officeooo:rsid="082fac51"/>
    </style:style>
    <style:style style:name="T44" style:family="text">
      <style:text-properties officeooo:rsid="070a934d"/>
    </style:style>
    <style:style style:name="T45" style:family="text">
      <style:text-properties officeooo:rsid="001811e8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10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11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2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3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24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7">လစာဝင်ငွေခွန်နုတ်ယူပေးသွင်းခြင်းဆိုင်ရာ အထောက်အထား လက်မှတ်</text:p>
            <text:p text:style-name="P19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6">လစာဝင်ငွေခွန်နုတ်ယူခြင်းခံရသူ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16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20"><draw:line text:anchor-type="paragraph" draw:z-index="0" draw:name="Shape3_20" draw:style-name="gr1" draw:text-style-name="P51" svg:x1="0.8925in" svg:y1="0.3181in" svg:x2="3.3697in" svg:y2="0.3083in"><text:p/></draw:line><text:span text:style-name="T26">ဝန်ထမ်းအမည် <text:s/></text:span><text:span text:style-name="T24"><text:user-field-get text:name="py3o.o.name">name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20"><draw:line text:anchor-type="paragraph" draw:z-index="6" draw:name="Shape3_5" draw:style-name="gr1" draw:text-style-name="P53" svg:x1="1.7909in" svg:y1="0.3528in" svg:x2="3.4791in" svg:y2="0.3484in"><text:p/></draw:line><text:span text:style-name="T26">ကုမ္ပဏီ/ဌာန/အဖွဲ့အစည်းအမည် <text:s/></text:span><text:span text:style-name="T24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20"><draw:line text:anchor-type="paragraph" draw:z-index="1" draw:name="Shape3_0" draw:style-name="gr1" draw:text-style-name="P51" svg:x1="0.8925in" svg:y1="0.3701in" svg:x2="3.3697in" svg:y2="0.3602in"><text:p/></draw:line><text:span text:style-name="T26">ရာထူး/တာဝန် <text:s text:c="2"/></text:span><text:span text:style-name="T24"><text:user-field-get text:name="py3o.o.job_id.name">job_name</text:user-field-get></text:span></text:p>
          </table:table-cell>
          <table:table-cell table:style-name="Table4.A1" office:value-type="string">
            <text:p text:style-name="P44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20"><draw:line text:anchor-type="paragraph" draw:z-index="3" draw:name="Shape3_2" draw:style-name="gr1" draw:text-style-name="P51" svg:x1="1.8744in" svg:y1="0.3382in" svg:x2="3.3744in" svg:y2="0.3283in"><text:p/></draw:line><text:span text:style-name="T26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20"><draw:line text:anchor-type="paragraph" draw:z-index="7" draw:name="Shape3_6" draw:style-name="gr1" draw:text-style-name="P53" svg:x1="1.8846in" svg:y1="0.3484in" svg:x2="3.4791in" svg:y2="0.3484in"><text:p/></draw:line><text:span text:style-name="T26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8"><draw:line text:anchor-type="paragraph" draw:z-index="2" draw:name="Shape3_1" draw:style-name="gr1" draw:text-style-name="P51" svg:x1="0.7984in" svg:y1="0.3382in" svg:x2="3.374in" svg:y2="0.3283in"><text:p/></draw:line><draw:line text:anchor-type="paragraph" draw:z-index="8" draw:name="Shape3_7" draw:style-name="gr1" draw:text-style-name="P53" svg:x1="4.1866in" svg:y1="0.3484in" svg:x2="7.2291in" svg:y2="0.3484in"><text:p/></draw:line>နေရပ်လိပ်စာ <text:s/><text:span text:style-name="T29"><text:user-field-get text:name="py3o.o.address_id.street">employee_street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18">လိပ်စာ <text:s/><text:span text:style-name="T29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8"><draw:line text:anchor-type="paragraph" draw:z-index="4" draw:name="Shape3_3" draw:style-name="gr1" draw:text-style-name="P53" svg:x1="1.6343in" svg:y1="0.3602in" svg:x2="3.385in" svg:y2="0.3484in"><text:p/></draw:line><draw:line text:anchor-type="paragraph" draw:z-index="9" draw:name="Shape3_8" draw:style-name="gr1" draw:text-style-name="P53" svg:x1="5.3638in" svg:y1="0.352in" svg:x2="7.2291in" svg:y2="0.3484in"><text:p/></draw:line>ယခင်အခွန်ပေးသွင်းခဲ့သည့်ရုံး <text:s/><text:span text:style-name="T29"><text:user-field-get text:name="py3o.o.previous_tax_office">previous_tax_office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18">စည်းကြပ်မှုခံယူသည့်အခွန်ရုံး <text:s/><text:span text:style-name="T29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8"><draw:line text:anchor-type="paragraph" draw:z-index="5" draw:name="Shape3_4" draw:style-name="gr1" draw:text-style-name="P51" svg:x1="1.8744in" svg:y1="0.3382in" svg:x2="3.3744in" svg:y2="0.3283in"><text:p/></draw:line>ယခင်အခွန်ထမ်းမှတ်ပုံတင်အမှတ် <text:s/><text:span text:style-name="T29"><text:user-field-get text:name="py3o.o.previous_tax_no">previous_tax_no</text:user-field-get></text:span></text:p>
          </table:table-cell>
          <table:table-cell table:style-name="Table4.A1" office:value-type="string">
            <text:p text:style-name="P44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31">စဥ်</text:p>
          </table:table-cell>
          <table:table-cell table:style-name="Table5.A1" office:value-type="string">
            <text:p text:style-name="P37">လအမည်</text:p>
          </table:table-cell>
          <table:table-cell table:style-name="Table5.A1" office:value-type="string">
            <text:p text:style-name="P37">ရရှိသည့် လစာဝင်ငွေ</text:p>
            <text:p text:style-name="P37"><text:s/>စုစုပေါင်း (ကျပ်)</text:p>
          </table:table-cell>
          <table:table-cell table:style-name="Table5.A1" office:value-type="string">
            <text:p text:style-name="P37">ပေးဆောင်သည့် </text:p>
            <text:p text:style-name="P37">အခွန်(ကျပ်)</text:p>
          </table:table-cell>
          <table:table-cell table:style-name="Table5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</table:table-cell>
          <table:table-cell table:style-name="Table5.F1" office:value-type="string">
            <text:p text:style-name="P37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21"><text:a xlink:type="simple" xlink:href="py3o://for=%22i%20in%20range(1,13)%22" text:style-name="Internet_20_link" text:visited-style-name="Visited_20_Internet_20_Link"><text:span text:style-name="T30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46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47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47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48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40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22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10">စုစုပေါင်း</text:p>
          </table:table-cell>
          <table:table-cell table:style-name="Table7.B1" office:value-type="string">
            <text:p text:style-name="P49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49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40"/>
          </table:table-cell>
          <table:table-cell table:style-name="Table7.E1" office:value-type="string">
            <text:p text:style-name="P40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4563887504">
          <table:table-cell table:style-name="Table8.A1" table:number-columns-spanned="3" office:value-type="string">
            <text:p text:style-name="P29">သက်သာခွင့်များ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25">အထက်ပါ အချက်အလက်များ မှန်ကန်ပါသည်။</text:p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28">(က)အခြေခံခွင့်ပြုငွေ (၂၀%) <text:s/><text:span text:style-name="T37">= <text:s text:c="2"/></text:span><text:span text:style-name="T38"><text:s text:c="14"/></text:span><text:span text:style-name="T39">ကျပ်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table:number-rows-spanned="2" office:value-type="string">
            <text:p text:style-name="P35"><draw:custom-shape text:anchor-type="paragraph" draw:z-index="10" draw:name="Shape1" draw:style-name="gr3" draw:text-style-name="P51" svg:width="1.0189in" svg:height="0.9634in" svg:x="1.2484in" svg:y="0.0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နှုတ်ယူ</text:p>
            <text:p text:style-name="P35">ပေးသွင်းသူ </text:p>
            <text:p text:style-name="P30">ရုံးတံဆိပ်</text:p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28">(ခ) ခံစားခွင့်ရှိသည့် အတူနေမိဘ <text:span text:style-name="T39">( <text:s text:c="7"/>)</text:span><text:span text:style-name="T35"> ဦး ရှိပါသည်။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33"><text:a xlink:type="simple" xlink:href="py3o://if=%22o.marital%20!=%20'single'%22" text:style-name="Internet_20_link" text:visited-style-name="Visited_20_Internet_20_Link"><text:span text:style-name="T19">if="o.marital != 'single'"</text:span></text:a><text:span text:style-name="T20"> </text:span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1"/>
          </table:table-cell>
        </table:table-row>
        <table:table-row table:style-name="TableLine2774563887504">
          <table:table-cell table:style-name="Table8.A1" office:value-type="string">
            <text:p text:style-name="P28">(ဂ) အိမ်ထောင်ဖက်</text:p>
          </table:table-cell>
          <table:table-cell table:style-name="Table8.A1" office:value-type="string">
            <text:list xml:id="list3771677344" text:style-name="L7">
              <text:list-item>
                <text:p text:style-name="P14"><draw:custom-shape text:anchor-type="paragraph" draw:z-index="11" draw:name="Shape2_2" draw:style-name="gr2" draw:text-style-name="P52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ရှိ။</text:span></text:p>
              </text:list-item>
            </text:list>
          </table:table-cell>
          <table:table-cell table:style-name="Table8.A1" office:value-type="string">
            <text:list xml:id="list2881752157" text:style-name="L6">
              <text:list-item>
                <text:p text:style-name="P15"><draw:custom-shape text:anchor-type="paragraph" draw:z-index="12" draw:name="Shape2_0" draw:style-name="gr2" draw:text-style-name="P52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2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3"><text:a xlink:type="simple" xlink:href="py3o://if=%22o.marital%20==%20'single'%22" text:style-name="Internet_20_link" text:visited-style-name="Visited_20_Internet_20_Link"><text:span text:style-name="T19">if="o.marital == 'single'"</text:span></text:a><text:span text:style-name="T20"> </text:span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87504">
          <table:table-cell table:style-name="Table8.A1" office:value-type="string">
            <text:p text:style-name="P28">(ဂ) အိမ်ထောင်ဖက်</text:p>
          </table:table-cell>
          <table:table-cell table:style-name="Table8.A1" office:value-type="string">
            <text:list xml:id="list2943069100" text:style-name="L5">
              <text:list-item>
                <text:p text:style-name="P12"><draw:custom-shape text:anchor-type="paragraph" draw:z-index="14" draw:name="Shape2_3" draw:style-name="gr2" draw:text-style-name="P52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ရှိ။</text:span></text:p>
              </text:list-item>
            </text:list>
          </table:table-cell>
          <table:table-cell table:style-name="Table8.A1" office:value-type="string">
            <text:list xml:id="list3312533749" text:style-name="L2">
              <text:list-item>
                <text:p text:style-name="P13"><draw:custom-shape text:anchor-type="paragraph" draw:z-index="13" draw:name="Shape2_1" draw:style-name="gr2" draw:text-style-name="P52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2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27">(ဃ) ခံစားခွင့်ရှိသည့် သား/သမီး <text:span text:style-name="T39"><text:s/>( <text:s text:c="6"/>) </text:span><text:span text:style-name="T35"><text:s/>ဦး ရှိပါသည်။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table:number-rows-spanned="4" office:value-type="string">
            <text:p text:style-name="P34"><text:span text:style-name="T26">လက်မှတ် </text:span></text:p>
            <text:p text:style-name="P26"><draw:line text:anchor-type="paragraph" draw:z-index="15" draw:name="Shape3_9" draw:style-name="gr1" draw:text-style-name="P51" svg:x1="0.5535in" svg:y1="-0.0693in" svg:x2="3.4472in" svg:y2="-0.0685in"><text:p/></draw:line>အမည်</text:p>
            <text:p text:style-name="P26"><draw:line text:anchor-type="paragraph" draw:z-index="16" draw:name="Shape3_15" draw:style-name="gr1" draw:text-style-name="P51" svg:x1="0.498in" svg:y1="-0.0472in" svg:x2="3.4496in" svg:y2="-0.0472in"><text:p/></draw:line>တာဝန်<text:span text:style-name="T45"> </text:span></text:p>
            <text:p text:style-name="P26"><draw:line text:anchor-type="paragraph" draw:z-index="17" draw:name="Shape3_10" draw:style-name="gr1" draw:text-style-name="P51" svg:x1="0.5189in" svg:y1="-0.0264in" svg:x2="3.4705in" svg:y2="-0.0264in"><text:p/></draw:line><text:span text:style-name="T45">နိုင်ငံသားစိစစ်ရေးကတ်ပြားအမှတ် </text:span></text:p>
            <text:p text:style-name="P26"><draw:line text:anchor-type="paragraph" draw:z-index="18" draw:name="Shape3_11" draw:style-name="gr1" draw:text-style-name="P51" svg:x1="1.8638in" svg:y1="-0.05in" svg:x2="3.4681in" svg:y2="-0.05in"><text:p/></draw:line><text:span text:style-name="T45">ကုမ္ပဏီ/ဌာန/အဖွဲ့အစည်းအမည် </text:span></text:p>
            <text:p text:style-name="P26"><draw:line text:anchor-type="paragraph" draw:z-index="19" draw:name="Shape3_12" draw:style-name="gr1" draw:text-style-name="P51" svg:x1="1.739in" svg:y1="-0.0409in" svg:x2="3.437in" svg:y2="-0.0374in"><text:p/></draw:line><draw:line text:anchor-type="paragraph" draw:z-index="20" draw:name="Shape3_13" draw:style-name="gr1" draw:text-style-name="P51" svg:x1="1.5929in" svg:y1="0.3043in" svg:x2="3.4783in" svg:y2="0.3043in"><text:p/></draw:line><text:span text:style-name="T45">လက်မှတ် ထုတ်ပေးသည့်‌နေ့</text:span></text:p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6">(င) ဝန်ထမ်းနှင့် အိမ်ထောင်ဖက်အတွက် အသက်အာမခံပရီမီယံ </text:p>
            <text:p text:style-name="P27"><text:span text:style-name="T39"><text:s text:c="6"/>ပေးသွင်းငွေ</text:span><text:span text:style-name="T43"> <text:s text:c="2"/></text:span><text:span text:style-name="T36"><text:s/></text:span><text:span text:style-name="T39">ကျပ်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27">(စ) လူမှုဖူလုံရေး ရန်ပုံငွေသို့ ပေးသွင်းရန်<text:span text:style-name="T39">နုတ်ယူခြင်းခံရသည့်</text:span></text:p>
            <text:p text:style-name="P27"><text:span text:style-name="T39"><text:s text:c="5"/>ငွေ <text:s text:c="5"/>ကျပ် ဖြစ်ပါသည်။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39">နုတ်ယူခြင်းခံရသူ၏လက်မှတ်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50">(ရက် <text:s text:c="2"/>/ <text:s text:c="2"/>လ <text:s text:c="2"/>/ <text:s text:c="2"/>နှစ် <text:s text:c="2"/>) <text:s/><text:span text:style-name="T44"><text:s text:c="9"/></text:span></text:p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12:40.880000000</dc:date>
    <meta:editing-duration>PT1H12M52S</meta:editing-duration>
    <meta:editing-cycles>14</meta:editing-cycles>
    <meta:generator>LibreOffice/6.4.7.2$Windows_X86_64 LibreOffice_project/639b8ac485750d5696d7590a72ef1b496725cfb5</meta:generator>
    <meta:document-statistic meta:table-count="8" meta:image-count="0" meta:object-count="0" meta:page-count="2" meta:paragraph-count="73" meta:word-count="164" meta:character-count="1210" meta:non-whitespace-character-count="1044"/>
  </office:meta>
</office:document-meta>
</file>